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Arial" svg:font-family="Arial" style:font-family-generic="swiss" style:font-pitch="variable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3.2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reeSans" fo:font-size="11pt" fo:language="ca" fo:country="ES" fo:font-style="normal" fo:text-shadow="none" style:text-underline-style="none" fo:font-weight="bold" style:text-underline-mode="continuous" style:text-line-through-mode="continuous" style:font-name-asian="DejaVuSans1" style:font-size-asian="11pt" style:language-asian="zxx" style:country-asian="none" style:font-style-asian="normal" style:font-weight-asian="normal" style:font-name-complex="Times" style:font-size-complex="11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FreeSans" fo:font-size="11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11pt" style:language-asian="zxx" style:country-asian="none" style:font-style-asian="normal" style:font-weight-asian="normal" style:font-name-complex="Times" style:font-size-complex="11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" fo:font-size="12pt" fo:language="ca" fo:country="ES" fo:font-style="italic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italic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Free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Unitat didàctica 1</text:p>
          </table:table-cell>
          <table:table-cell office:value-type="string">
            <text:p>%</text:p>
          </table:table-cell>
          <table:table-cell>
            <draw:frame table:end-cell-address="Full1.G17" table:end-x="0.307cm" table:end-y="0.129cm" draw:z-index="0" draw:style-name="gr1" svg:width="7.998cm" svg:height="7.044cm" svg:x="1.341cm" svg:y="0.142cm">
              <draw:object draw:notify-on-update-of-ranges="Full1.A2:Full1.A6 Full1.B2:Full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Exercici de criptoanàlisi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table:style-name="Default"/>
          <table:table-cell table:formula="oooc:=SUM([.B2:.B6])" office:value-type="float" office:value="100">
            <text:p>100</text:p>
          </table:table-cell>
          <table:table-cell table:number-columns-repeated="2"/>
        </table:table-row>
        <table:table-row table:style-name="ro2" table:number-rows-repeated="9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>
            <draw:frame table:end-cell-address="Full1.G33" table:end-x="0.885cm" table:end-y="0.341cm" draw:z-index="1" draw:style-name="gr1" svg:width="7.986cm" svg:height="6.99cm" svg:x="1.931cm" svg:y="0.408cm">
              <draw:object draw:notify-on-update-of-ranges="Full1.A19:Full1.A23 Full1.B19:Full1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>
            <text:p>Unitat didàctica 2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Exercici de rols. Viatge d'un paquet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 table:number-rows-repeated="10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>
            <draw:frame table:end-cell-address="Full1.G50" table:end-x="0.885cm" table:end-y="0.004cm" draw:z-index="2" draw:style-name="gr1" svg:width="7.998cm" svg:height="6.999cm" svg:x="1.919cm" svg:y="0.063cm">
              <draw:object draw:notify-on-update-of-ranges="Full1.A37:Full1.A41 Full1.B37:Full1.B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Unitat didàctica 3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nstal·lació de la xarxa d'un aula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 table:number-rows-repeated="8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Unitat didàctica 4</text:p>
          </table:table-cell>
          <table:table-cell office:value-type="string">
            <text:p>%</text:p>
          </table:table-cell>
          <table:table-cell>
            <draw:frame table:end-cell-address="Full1.G67" table:end-x="0.657cm" table:end-y="0.03cm" draw:z-index="4" draw:style-name="gr1" svg:width="7.993cm" svg:height="7.528cm" svg:x="1.696cm" svg:y="0.448cm">
              <draw:object draw:notify-on-update-of-ranges="Full1.A51:Full1.A55 Full1.B51:Full1.B5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Pràctiques dispositius i nodes de xarxa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" office:value-type="string">
            <text:p>Unitat didàctica 5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0">
            <text:p>20</text:p>
          </table:table-cell>
          <table:table-cell>
            <draw:frame table:end-cell-address="Full1.G82" table:end-x="0.409cm" table:end-y="0.104cm" draw:z-index="3" draw:style-name="gr1" svg:width="7.993cm" svg:height="6.989cm" svg:x="1.448cm" svg:y="0.38cm">
              <draw:object draw:notify-on-update-of-ranges="Full1.A65:Full1.A69 Full1.B65:Full1.B6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Pràctiques de laboratori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3"/>
          <table:table-cell table:number-columns-repeated="3"/>
        </table:table-row>
        <table:table-row table:style-name="ro3" table:number-rows-repeated="2">
          <table:table-cell table:style-name="ce4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 table:number-rows-repeated="2">
          <table:table-cell table:style-name="ce4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5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Unitat didàctica 6</text:p>
          </table:table-cell>
          <table:table-cell office:value-type="string">
            <text:p>%</text:p>
          </table:table-cell>
          <table:table-cell>
            <draw:frame table:end-cell-address="Full1.G95" table:end-x="1.068cm" table:end-y="0.405cm" draw:z-index="5" draw:style-name="gr1" svg:width="9.009cm" svg:height="5.6cm" svg:x="1.091cm" svg:y="0.457cm">
              <draw:object draw:notify-on-update-of-ranges="Full1.A84:Full1.A89 Full1.B84:Full1.B8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Pràctiques serveis xarxa en dispositius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Pràctiques pàgines i aplicacions web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table:style-name="Default"/>
          <table:table-cell table:formula="oooc:=SUM([.B84:.B89])"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 table:number-rows-repeated="2">
          <table:table-cell table:style-name="ce4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4"/>
          <table:table-cell table:number-columns-repeated="3"/>
        </table:table-row>
        <table:table-row table:style-name="ro1">
          <table:table-cell table:style-name="ce1" office:value-type="string">
            <text:p>Unitat didàctica 7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/>
          <table:table-cell>
            <draw:frame table:end-cell-address="Full1.G109" table:end-x="1.123cm" table:end-y="0.498cm" draw:z-index="6" draw:style-name="gr1" svg:width="7.553cm" svg:height="5.571cm" svg:x="0.344cm" svg:y="0.111cm">
              <draw:object draw:notify-on-update-of-ranges="Full1.A98:Full1.A103 Full1.B98:Full1.B10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ossier Virtual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Pràctiques dispositius de xarxa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Pràctiques aplicacions monitorització xarxa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table:style-name="Default"/>
          <table:table-cell table:formula="oooc:=SUM([.B98:.B103])"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3">
          <table:table-cell table:style-name="ce5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 table:number-rows-repeated="2">
          <table:table-cell table:style-name="ce4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 table:number-rows-repeated="3">
          <table:table-cell table:style-name="ce4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7"/>
          <table:table-cell table:number-columns-repeated="3"/>
        </table:table-row>
      </table:table>
      <table:table table:name="Fu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Arial" svg:font-family="Arial" style:font-family-generic="swiss" style:font-pitch="variable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2">12/02/2008</text:date>, <text:time>09:01:1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9T18:28:59</meta:creation-date>
    <dc:creator>Sergi Tur</dc:creator>
    <dc:date>2008-02-12T09:01:10</dc:date>
    <meta:editing-cycles>5</meta:editing-cycles>
    <meta:editing-duration>PT9H35M20S</meta:editing-duration>
    <meta:user-defined meta:name="Info 1"/>
    <meta:user-defined meta:name="Info 2"/>
    <meta:user-defined meta:name="Info 3"/>
    <meta:user-defined meta:name="Info 4"/>
    <meta:document-statistic meta:table-count="3" meta:cell-count="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23cm" chart:class="chart:circle" chart:style-name="ch1">
        <chart:title svg:x="2.399cm" svg:y="0.144cm" chart:style-name="ch2">
          <text:p>Avaluació UD 1</text:p>
        </chart:title>
        <chart:legend chart:legend-position="end" svg:x="5.682cm" svg:y="1.685cm" chart:style-name="ch3"/>
        <chart:plot-area chart:style-name="ch4" table:cell-range-address="Full1.A2:Full1.B6" chart:data-source-has-labels="column" svg:x="0.16cm" svg:y="0.782cm" svg:width="5.363cm" svg:height="5.957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2:Full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2:Full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xercici de criptoanàlisi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91cm" chart:class="chart:circle" chart:style-name="ch1">
        <chart:title svg:x="2.458cm" svg:y="0.143cm" chart:style-name="ch2">
          <text:p>Avaluació UD2</text:p>
        </chart:title>
        <chart:legend chart:legend-position="end" svg:x="5.696cm" svg:y="1.508cm" chart:style-name="ch3"/>
        <chart:plot-area chart:style-name="ch4" table:cell-range-address="Full1.A19:Full1.B23" chart:data-source-has-labels="column" svg:x="0.159cm" svg:y="0.78cm" svg:width="5.377cm" svg:height="5.93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19:Full1.A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19:Full1.B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xercici de rols. Viatge d'un paque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title svg:x="2.399cm" svg:y="0.144cm" chart:style-name="ch2">
          <text:p>Avaluació UD 3</text:p>
        </chart:title>
        <chart:legend chart:legend-position="end" svg:x="5.708cm" svg:y="1.515cm" chart:style-name="ch3"/>
        <chart:plot-area chart:style-name="ch4" table:cell-range-address="Full1.A37:Full1.B41" chart:data-source-has-labels="column" svg:x="0.16cm" svg:y="0.784cm" svg:width="5.389cm" svg:height="5.935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37:Full1.A4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37:Full1.B4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94cm" svg:height="6.99cm" chart:class="chart:circle" chart:style-name="ch1">
        <chart:title svg:x="2.396cm" svg:y="0.142cm" chart:style-name="ch2">
          <text:p>Avaluació UD 5</text:p>
        </chart:title>
        <chart:legend chart:legend-position="end" svg:x="5.597cm" svg:y="1.667cm" chart:style-name="ch3"/>
        <chart:plot-area chart:style-name="ch4" table:cell-range-address="Full1.A65:Full1.B69" chart:data-source-has-labels="column" svg:x="0.159cm" svg:y="0.78cm" svg:width="5.278cm" svg:height="5.929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65:Full1.A6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65:Full1.B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e laboratori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94cm" svg:height="7.529cm" chart:class="chart:circle" chart:style-name="ch1">
        <chart:title svg:x="2.396cm" svg:y="0.153cm" chart:style-name="ch2">
          <text:p>Avaluació UD 4</text:p>
        </chart:title>
        <chart:legend chart:legend-position="end" svg:x="5.702cm" svg:y="1.62cm" chart:style-name="ch3"/>
        <chart:plot-area chart:style-name="ch4" table:cell-range-address="Full1.A51:Full1.B55" chart:data-source-has-labels="column" svg:x="0.159cm" svg:y="0.804cm" svg:width="5.386cm" svg:height="6.422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51:Full1.A5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51:Full1.B5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ispositius i nodes de xarxa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9.011cm" svg:height="5.579cm" chart:class="chart:circle" chart:style-name="ch1">
        <chart:title svg:x="2.904cm" svg:y="0.112cm" chart:style-name="ch2">
          <text:p>Avaluació UD 6</text:p>
        </chart:title>
        <chart:legend chart:legend-position="end" svg:x="4.152cm" svg:y="1.179cm" chart:style-name="ch3"/>
        <chart:plot-area chart:style-name="ch4" table:cell-range-address="Full1.A84:Full1.B89" chart:data-source-has-labels="column" svg:x="0.179cm" svg:y="0.726cm" svg:width="3.791cm" svg:height="4.63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84:Full1.A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84:Full1.B8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serveis xarxa en dispositiu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àctiques pàgines i aplicacions web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FreeSans" style:font-style-name="Negreta" fo:font-size="11.9984111785889pt" fo:font-weight="bold" style:font-size-asian="12.9982795715332pt" style:font-size-complex="12.9982795715332pt"/>
    </style:style>
    <style:style style:name="ch3" style:family="chart">
      <style:graphic-properties draw:stroke="none" svg:stroke-color="#b3b3b3" draw:fill="none" draw:fill-color="#e6e6e6"/>
      <style:text-properties fo:font-size="7.99894094467163pt" style:font-size-asian="7.99894094467163pt" style:font-size-complex="7.99894094467163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7.554cm" svg:height="5.572cm" chart:class="chart:circle" chart:style-name="ch1">
        <chart:title svg:x="2.229cm" svg:y="0.113cm" chart:style-name="ch2">
          <text:p>Avaluació UD 7</text:p>
        </chart:title>
        <chart:legend chart:legend-position="end" svg:x="3.253cm" svg:y="1.169cm" chart:style-name="ch3"/>
        <chart:plot-area chart:style-name="ch4" table:cell-range-address="Full1.A98:Full1.B103" chart:data-source-has-labels="column" svg:x="0.15cm" svg:y="0.648cm" svg:width="2.951cm" svg:height="4.699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ull1.A98:Full1.A10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1.B98:Full1.B10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ispositius de xarx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àctiques aplicacions monitorització xarx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